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me_from_start</text:p>
          </table:table-cell>
          <table:table-cell office:value-type="string" calcext:value-type="string">
            <text:p>target_move_x</text:p>
          </table:table-cell>
          <table:table-cell office:value-type="string" calcext:value-type="string">
            <text:p>target_move_y</text:p>
          </table:table-cell>
          <table:table-cell office:value-type="string" calcext:value-type="string">
            <text:p>target_move_z</text:p>
          </table:table-cell>
          <table:table-cell office:value-type="string" calcext:value-type="string">
            <text:p>target_turn_z</text:p>
          </table:table-cell>
          <table:table-cell table:number-columns-repeated="4"/>
          <table:table-cell office:value-type="string" calcext:value-type="string">
            <text:p>stepped_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" office:value-type="float" office:value="1.76776695296637" calcext:value-type="float">
            <text:p>1.767766953</text:p>
          </table:table-cell>
          <table:table-cell table:formula="of:=[.C3]" office:value-type="float" office:value="1.76776695296637" calcext:value-type="float">
            <text:p>1.76776695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/>
          <table:table-cell table:formula="of:=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1.76776695296637" calcext:value-type="float">
            <text:p>1.767766953</text:p>
          </table:table-cell>
          <table:table-cell table:formula="of:=[.C4]" office:value-type="float" office:value="1.76776695296637" calcext:value-type="float">
            <text:p>1.76776695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initial period stationary</text:p>
          </table:table-cell>
          <table:table-cell table:number-columns-repeated="2"/>
          <table:table-cell table:formula="of:=[.A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4]*COS([.$H$5]*[.J4])" office:value-type="float" office:value="1.76776695296637" calcext:value-type="float">
            <text:p>1.767766953</text:p>
          </table:table-cell>
          <table:table-cell table:formula="of:=[.$H$4]*SIN([.$H$5]*[.J4])" office:value-type="float" office:value="1.76776695296637" calcext:value-type="float">
            <text:p>1.767766953</text:p>
          </table:table-cell>
          <table:table-cell table:formula="of:=[.$H$7]+[.$H$9]*RAND()" office:value-type="float" office:value="1.28795202616602" calcext:value-type="float">
            <text:p>1.2879520262</text:p>
          </table:table-cell>
          <table:table-cell table:formula="of:=[.$H$5]*[.J4]-PI()" office:value-type="float" office:value="-2.35619449019234" calcext:value-type="float">
            <text:p>-2.3561944902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$H$6]*FLOOR([.A4]/[.$H$6]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4]*COS([.$H$5]*[.J5])" office:value-type="float" office:value="1.76776695296637" calcext:value-type="float">
            <text:p>1.767766953</text:p>
          </table:table-cell>
          <table:table-cell table:formula="of:=[.$H$4]*SIN([.$H$5]*[.J5])" office:value-type="float" office:value="1.76776695296637" calcext:value-type="float">
            <text:p>1.767766953</text:p>
          </table:table-cell>
          <table:table-cell table:formula="of:=[.D4]" office:value-type="float" office:value="1.28795202616602" calcext:value-type="float">
            <text:p>1.2879520262</text:p>
          </table:table-cell>
          <table:table-cell table:formula="of:=[.$H$5]*[.J5]-PI()" office:value-type="float" office:value="-2.35619449019234" calcext:value-type="float">
            <text:p>-2.3561944902</text:p>
          </table:table-cell>
          <table:table-cell/>
          <table:table-cell office:value-type="string" calcext:value-type="string">
            <text:p>angvel</text:p>
          </table:table-cell>
          <table:table-cell table:formula="of:=PI()*0.25/10" office:value-type="float" office:value="0.0785398163397448" calcext:value-type="float">
            <text:p>0.0785398163</text:p>
          </table:table-cell>
          <table:table-cell/>
          <table:table-cell table:formula="of:=[.$H$6]*FLOOR([.A5]/[.$H$6]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4]*COS([.$H$5]*[.J6])" office:value-type="float" office:value="1.53080849893419E-016" calcext:value-type="float">
            <text:p>1.53080849893419E-016</text:p>
          </table:table-cell>
          <table:table-cell table:formula="of:=[.$H$4]*SIN([.$H$5]*[.J6])" office:value-type="float" office:value="2.5" calcext:value-type="float">
            <text:p>2.5</text:p>
          </table:table-cell>
          <table:table-cell table:formula="of:=[.$H$7]+[.$H$9]*RAND()" office:value-type="float" office:value="0.775886650383472" calcext:value-type="float">
            <text:p>0.7758866504</text:p>
          </table:table-cell>
          <table:table-cell table:formula="of:=[.$H$5]*[.J6]-PI()" office:value-type="float" office:value="-1.5707963267949" calcext:value-type="float">
            <text:p>-1.5707963268</text:p>
          </table:table-cell>
          <table:table-cell/>
          <table:table-cell office:value-type="string" calcext:value-type="string">
            <text:p>timestep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H$6]*FLOOR([.A6]/[.$H$6];1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4]*COS([.$H$5]*[.J7])" office:value-type="float" office:value="1.53080849893419E-016" calcext:value-type="float">
            <text:p>1.53080849893419E-016</text:p>
          </table:table-cell>
          <table:table-cell table:formula="of:=[.$H$4]*SIN([.$H$5]*[.J7])" office:value-type="float" office:value="2.5" calcext:value-type="float">
            <text:p>2.5</text:p>
          </table:table-cell>
          <table:table-cell table:formula="of:=[.D6]" office:value-type="float" office:value="0.775886650383472" calcext:value-type="float">
            <text:p>0.7758866504</text:p>
          </table:table-cell>
          <table:table-cell table:formula="of:=[.$H$5]*[.J7]-PI()" office:value-type="float" office:value="-1.5707963267949" calcext:value-type="float">
            <text:p>-1.5707963268</text:p>
          </table:table-cell>
          <table:table-cell/>
          <table:table-cell office:value-type="string" calcext:value-type="string">
            <text:p>minheight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H$6]*FLOOR([.A7]/[.$H$6];1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4]*COS([.$H$5]*[.J8])" office:value-type="float" office:value="-1.76776695296637" calcext:value-type="float">
            <text:p>-1.767766953</text:p>
          </table:table-cell>
          <table:table-cell table:formula="of:=[.$H$4]*SIN([.$H$5]*[.J8])" office:value-type="float" office:value="1.76776695296637" calcext:value-type="float">
            <text:p>1.767766953</text:p>
          </table:table-cell>
          <table:table-cell table:formula="of:=[.$H$7]+[.$H$9]*RAND()" office:value-type="float" office:value="0.636692325770855" calcext:value-type="float">
            <text:p>0.6366923258</text:p>
          </table:table-cell>
          <table:table-cell table:formula="of:=[.$H$5]*[.J8]-PI()" office:value-type="float" office:value="-0.785398163397448" calcext:value-type="float">
            <text:p>-0.7853981634</text:p>
          </table:table-cell>
          <table:table-cell/>
          <table:table-cell office:value-type="string" calcext:value-type="string">
            <text:p>maxkeight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H$6]*FLOOR([.A8]/[.$H$6];1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4]*COS([.$H$5]*[.J9])" office:value-type="float" office:value="-1.76776695296637" calcext:value-type="float">
            <text:p>-1.767766953</text:p>
          </table:table-cell>
          <table:table-cell table:formula="of:=[.$H$4]*SIN([.$H$5]*[.J9])" office:value-type="float" office:value="1.76776695296637" calcext:value-type="float">
            <text:p>1.767766953</text:p>
          </table:table-cell>
          <table:table-cell table:formula="of:=[.D8]" office:value-type="float" office:value="0.636692325770855" calcext:value-type="float">
            <text:p>0.6366923258</text:p>
          </table:table-cell>
          <table:table-cell table:formula="of:=[.$H$5]*[.J9]-PI()" office:value-type="float" office:value="-0.785398163397448" calcext:value-type="float">
            <text:p>-0.7853981634</text:p>
          </table:table-cell>
          <table:table-cell/>
          <table:table-cell office:value-type="string" calcext:value-type="string">
            <text:p>diffheight</text:p>
          </table:table-cell>
          <table:table-cell table:formula="of:=[.H8]-[.H7]" office:value-type="float" office:value="0.8" calcext:value-type="float">
            <text:p>0.8</text:p>
          </table:table-cell>
          <table:table-cell/>
          <table:table-cell table:formula="of:=[.$H$6]*FLOOR([.A9]/[.$H$6];1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4]*COS([.$H$5]*[.J10])" office:value-type="float" office:value="-2.5" calcext:value-type="float">
            <text:p>-2.5</text:p>
          </table:table-cell>
          <table:table-cell table:formula="of:=[.$H$4]*SIN([.$H$5]*[.J10])" office:value-type="float" office:value="3.06161699786838E-016" calcext:value-type="float">
            <text:p>3.06161699786838E-016</text:p>
          </table:table-cell>
          <table:table-cell table:formula="of:=[.$H$7]+[.$H$9]*RAND()" office:value-type="float" office:value="1.14930105507374" calcext:value-type="float">
            <text:p>1.1493010551</text:p>
          </table:table-cell>
          <table:table-cell table:formula="of:=[.$H$5]*[.J10]-PI()" office:value-type="float" office:value="0" calcext:value-type="float">
            <text:p>0</text:p>
          </table:table-cell>
          <table:table-cell table:number-columns-repeated="4"/>
          <table:table-cell table:formula="of:=[.$H$6]*FLOOR([.A10]/[.$H$6];1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4]*COS([.$H$5]*[.J11])" office:value-type="float" office:value="-2.5" calcext:value-type="float">
            <text:p>-2.5</text:p>
          </table:table-cell>
          <table:table-cell table:formula="of:=[.$H$4]*SIN([.$H$5]*[.J11])" office:value-type="float" office:value="3.06161699786838E-016" calcext:value-type="float">
            <text:p>3.06161699786838E-016</text:p>
          </table:table-cell>
          <table:table-cell table:formula="of:=[.D10]" office:value-type="float" office:value="1.14930105507374" calcext:value-type="float">
            <text:p>1.1493010551</text:p>
          </table:table-cell>
          <table:table-cell table:formula="of:=[.$H$5]*[.J11]-PI()" office:value-type="float" office:value="0" calcext:value-type="float">
            <text:p>0</text:p>
          </table:table-cell>
          <table:table-cell table:number-columns-repeated="4"/>
          <table:table-cell table:formula="of:=[.$H$6]*FLOOR([.A11]/[.$H$6];1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4]*COS([.$H$5]*[.J12])" office:value-type="float" office:value="-1.76776695296637" calcext:value-type="float">
            <text:p>-1.767766953</text:p>
          </table:table-cell>
          <table:table-cell table:formula="of:=[.$H$4]*SIN([.$H$5]*[.J12])" office:value-type="float" office:value="-1.76776695296637" calcext:value-type="float">
            <text:p>-1.767766953</text:p>
          </table:table-cell>
          <table:table-cell table:formula="of:=[.$H$7]+[.$H$9]*RAND()" office:value-type="float" office:value="0.918795258924365" calcext:value-type="float">
            <text:p>0.9187952589</text:p>
          </table:table-cell>
          <table:table-cell table:formula="of:=[.$H$5]*[.J12]-PI()" office:value-type="float" office:value="0.785398163397448" calcext:value-type="float">
            <text:p>0.7853981634</text:p>
          </table:table-cell>
          <table:table-cell table:number-columns-repeated="4"/>
          <table:table-cell table:formula="of:=[.$H$6]*FLOOR([.A12]/[.$H$6];1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H$4]*COS([.$H$5]*[.J13])" office:value-type="float" office:value="-1.76776695296637" calcext:value-type="float">
            <text:p>-1.767766953</text:p>
          </table:table-cell>
          <table:table-cell table:formula="of:=[.$H$4]*SIN([.$H$5]*[.J13])" office:value-type="float" office:value="-1.76776695296637" calcext:value-type="float">
            <text:p>-1.767766953</text:p>
          </table:table-cell>
          <table:table-cell table:formula="of:=[.D12]" office:value-type="float" office:value="0.918795258924365" calcext:value-type="float">
            <text:p>0.9187952589</text:p>
          </table:table-cell>
          <table:table-cell table:formula="of:=[.$H$5]*[.J13]-PI()" office:value-type="float" office:value="0.785398163397448" calcext:value-type="float">
            <text:p>0.7853981634</text:p>
          </table:table-cell>
          <table:table-cell table:number-columns-repeated="4"/>
          <table:table-cell table:formula="of:=[.$H$6]*FLOOR([.A13]/[.$H$6];1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H$4]*COS([.$H$5]*[.J14])" office:value-type="float" office:value="-4.59242549680257E-016" calcext:value-type="float">
            <text:p>-4.59242549680257E-016</text:p>
          </table:table-cell>
          <table:table-cell table:formula="of:=[.$H$4]*SIN([.$H$5]*[.J14])" office:value-type="float" office:value="-2.5" calcext:value-type="float">
            <text:p>-2.5</text:p>
          </table:table-cell>
          <table:table-cell table:formula="of:=[.$H$7]+[.$H$9]*RAND()" office:value-type="float" office:value="0.650893746688962" calcext:value-type="float">
            <text:p>0.6508937467</text:p>
          </table:table-cell>
          <table:table-cell table:formula="of:=[.$H$5]*[.J14]-PI()" office:value-type="float" office:value="1.5707963267949" calcext:value-type="float">
            <text:p>1.5707963268</text:p>
          </table:table-cell>
          <table:table-cell table:number-columns-repeated="4"/>
          <table:table-cell table:formula="of:=[.$H$6]*FLOOR([.A14]/[.$H$6];1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H$4]*COS([.$H$5]*[.J15])" office:value-type="float" office:value="-4.59242549680257E-016" calcext:value-type="float">
            <text:p>-4.59242549680257E-016</text:p>
          </table:table-cell>
          <table:table-cell table:formula="of:=[.$H$4]*SIN([.$H$5]*[.J15])" office:value-type="float" office:value="-2.5" calcext:value-type="float">
            <text:p>-2.5</text:p>
          </table:table-cell>
          <table:table-cell table:formula="of:=[.D14]" office:value-type="float" office:value="0.650893746688962" calcext:value-type="float">
            <text:p>0.6508937467</text:p>
          </table:table-cell>
          <table:table-cell table:formula="of:=[.$H$5]*[.J15]-PI()" office:value-type="float" office:value="1.5707963267949" calcext:value-type="float">
            <text:p>1.5707963268</text:p>
          </table:table-cell>
          <table:table-cell table:number-columns-repeated="4"/>
          <table:table-cell table:formula="of:=[.$H$6]*FLOOR([.A15]/[.$H$6];1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H$4]*COS([.$H$5]*[.J16])" office:value-type="float" office:value="1.76776695296637" calcext:value-type="float">
            <text:p>1.767766953</text:p>
          </table:table-cell>
          <table:table-cell table:formula="of:=[.$H$4]*SIN([.$H$5]*[.J16])" office:value-type="float" office:value="-1.76776695296637" calcext:value-type="float">
            <text:p>-1.767766953</text:p>
          </table:table-cell>
          <table:table-cell table:formula="of:=[.$H$7]+[.$H$9]*RAND()" office:value-type="float" office:value="0.979792971722782" calcext:value-type="float">
            <text:p>0.9797929717</text:p>
          </table:table-cell>
          <table:table-cell table:formula="of:=[.$H$5]*[.J16]-PI()" office:value-type="float" office:value="2.35619449019234" calcext:value-type="float">
            <text:p>2.3561944902</text:p>
          </table:table-cell>
          <table:table-cell table:number-columns-repeated="4"/>
          <table:table-cell table:formula="of:=[.$H$6]*FLOOR([.A16]/[.$H$6];1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H$4]*COS([.$H$5]*[.J17])" office:value-type="float" office:value="1.76776695296637" calcext:value-type="float">
            <text:p>1.767766953</text:p>
          </table:table-cell>
          <table:table-cell table:formula="of:=[.$H$4]*SIN([.$H$5]*[.J17])" office:value-type="float" office:value="-1.76776695296637" calcext:value-type="float">
            <text:p>-1.767766953</text:p>
          </table:table-cell>
          <table:table-cell table:formula="of:=[.D16]" office:value-type="float" office:value="0.979792971722782" calcext:value-type="float">
            <text:p>0.9797929717</text:p>
          </table:table-cell>
          <table:table-cell table:formula="of:=[.$H$5]*[.J17]-PI()" office:value-type="float" office:value="2.35619449019234" calcext:value-type="float">
            <text:p>2.3561944902</text:p>
          </table:table-cell>
          <table:table-cell table:number-columns-repeated="4"/>
          <table:table-cell table:formula="of:=[.$H$6]*FLOOR([.A17]/[.$H$6];1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H$4]*COS([.$H$5]*[.J18])" office:value-type="float" office:value="2.5" calcext:value-type="float">
            <text:p>2.5</text:p>
          </table:table-cell>
          <table:table-cell table:formula="of:=[.$H$4]*SIN([.$H$5]*[.J18])" office:value-type="float" office:value="-6.12323399573677E-016" calcext:value-type="float">
            <text:p>-6.12323399573677E-016</text:p>
          </table:table-cell>
          <table:table-cell table:formula="of:=[.$H$7]+[.$H$9]*RAND()" office:value-type="float" office:value="1.0616065505892" calcext:value-type="float">
            <text:p>1.0616065506</text:p>
          </table:table-cell>
          <table:table-cell table:formula="of:=[.$H$5]*[.J18]-PI()" office:value-type="float" office:value="3.14159265358979" calcext:value-type="float">
            <text:p>3.1415926536</text:p>
          </table:table-cell>
          <table:table-cell table:number-columns-repeated="4"/>
          <table:table-cell table:formula="of:=[.$H$6]*FLOOR([.A18]/[.$H$6];1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H$4]*COS([.$H$5]*[.J19])" office:value-type="float" office:value="2.5" calcext:value-type="float">
            <text:p>2.5</text:p>
          </table:table-cell>
          <table:table-cell table:formula="of:=[.$H$4]*SIN([.$H$5]*[.J19])" office:value-type="float" office:value="-6.12323399573677E-016" calcext:value-type="float">
            <text:p>-6.12323399573677E-016</text:p>
          </table:table-cell>
          <table:table-cell table:formula="of:=[.D18]" office:value-type="float" office:value="1.0616065505892" calcext:value-type="float">
            <text:p>1.0616065506</text:p>
          </table:table-cell>
          <table:table-cell table:formula="of:=[.$H$5]*[.J19]-PI()" office:value-type="float" office:value="3.14159265358979" calcext:value-type="float">
            <text:p>3.1415926536</text:p>
          </table:table-cell>
          <table:table-cell table:number-columns-repeated="4"/>
          <table:table-cell table:formula="of:=[.$H$6]*FLOOR([.A19]/[.$H$6];1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H$4]*COS([.$H$5]*[.J20])" office:value-type="float" office:value="1.76776695296637" calcext:value-type="float">
            <text:p>1.767766953</text:p>
          </table:table-cell>
          <table:table-cell table:formula="of:=[.$H$4]*SIN([.$H$5]*[.J20])" office:value-type="float" office:value="1.76776695296637" calcext:value-type="float">
            <text:p>1.767766953</text:p>
          </table:table-cell>
          <table:table-cell table:formula="of:=[.$H$7]+[.$H$9]*RAND()" office:value-type="float" office:value="1.05728615466505" calcext:value-type="float">
            <text:p>1.0572861547</text:p>
          </table:table-cell>
          <table:table-cell table:formula="of:=[.$H$5]*[.J20]-PI()" office:value-type="float" office:value="3.92699081698724" calcext:value-type="float">
            <text:p>3.926990817</text:p>
          </table:table-cell>
          <table:table-cell table:number-columns-repeated="4"/>
          <table:table-cell table:formula="of:=[.$H$6]*FLOOR([.A20]/[.$H$6];1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H$4]*COS([.$H$5]*[.J21])" office:value-type="float" office:value="1.76776695296637" calcext:value-type="float">
            <text:p>1.767766953</text:p>
          </table:table-cell>
          <table:table-cell table:formula="of:=[.$H$4]*SIN([.$H$5]*[.J21])" office:value-type="float" office:value="1.76776695296637" calcext:value-type="float">
            <text:p>1.767766953</text:p>
          </table:table-cell>
          <table:table-cell table:formula="of:=[.D20]" office:value-type="float" office:value="1.05728615466505" calcext:value-type="float">
            <text:p>1.0572861547</text:p>
          </table:table-cell>
          <table:table-cell table:formula="of:=[.$H$5]*[.J21]-PI()" office:value-type="float" office:value="3.92699081698724" calcext:value-type="float">
            <text:p>3.926990817</text:p>
          </table:table-cell>
          <table:table-cell table:number-columns-repeated="4"/>
          <table:table-cell table:formula="of:=[.$H$6]*FLOOR([.A21]/[.$H$6];1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H$4]*COS([.$H$5]*[.J22])" office:value-type="float" office:value="7.65404249467096E-016" calcext:value-type="float">
            <text:p>7.65404249467096E-016</text:p>
          </table:table-cell>
          <table:table-cell table:formula="of:=[.$H$4]*SIN([.$H$5]*[.J22])" office:value-type="float" office:value="2.5" calcext:value-type="float">
            <text:p>2.5</text:p>
          </table:table-cell>
          <table:table-cell table:formula="of:=[.$H$7]+[.$H$9]*RAND()" office:value-type="float" office:value="0.793371317535639" calcext:value-type="float">
            <text:p>0.7933713175</text:p>
          </table:table-cell>
          <table:table-cell table:formula="of:=[.$H$5]*[.J22]-PI()" office:value-type="float" office:value="4.71238898038469" calcext:value-type="float">
            <text:p>4.7123889804</text:p>
          </table:table-cell>
          <table:table-cell table:number-columns-repeated="4"/>
          <table:table-cell table:formula="of:=[.$H$6]*FLOOR([.A22]/[.$H$6];1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H$4]*COS([.$H$5]*[.J23])" office:value-type="float" office:value="7.65404249467096E-016" calcext:value-type="float">
            <text:p>7.65404249467096E-016</text:p>
          </table:table-cell>
          <table:table-cell table:formula="of:=[.$H$4]*SIN([.$H$5]*[.J23])" office:value-type="float" office:value="2.5" calcext:value-type="float">
            <text:p>2.5</text:p>
          </table:table-cell>
          <table:table-cell table:formula="of:=[.D22]" office:value-type="float" office:value="0.793371317535639" calcext:value-type="float">
            <text:p>0.7933713175</text:p>
          </table:table-cell>
          <table:table-cell table:formula="of:=[.$H$5]*[.J23]-PI()" office:value-type="float" office:value="4.71238898038469" calcext:value-type="float">
            <text:p>4.7123889804</text:p>
          </table:table-cell>
          <table:table-cell table:number-columns-repeated="4"/>
          <table:table-cell table:formula="of:=[.$H$6]*FLOOR([.A23]/[.$H$6];1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H$4]*COS([.$H$5]*[.J24])" office:value-type="float" office:value="-1.76776695296637" calcext:value-type="float">
            <text:p>-1.767766953</text:p>
          </table:table-cell>
          <table:table-cell table:formula="of:=[.$H$4]*SIN([.$H$5]*[.J24])" office:value-type="float" office:value="1.76776695296637" calcext:value-type="float">
            <text:p>1.767766953</text:p>
          </table:table-cell>
          <table:table-cell table:formula="of:=[.$H$7]+[.$H$9]*RAND()" office:value-type="float" office:value="0.600696190260351" calcext:value-type="float">
            <text:p>0.6006961903</text:p>
          </table:table-cell>
          <table:table-cell table:formula="of:=[.$H$5]*[.J24]-PI()" office:value-type="float" office:value="5.49778714378214" calcext:value-type="float">
            <text:p>5.4977871438</text:p>
          </table:table-cell>
          <table:table-cell table:number-columns-repeated="4"/>
          <table:table-cell table:formula="of:=[.$H$6]*FLOOR([.A24]/[.$H$6];1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H$4]*COS([.$H$5]*[.J25])" office:value-type="float" office:value="-1.76776695296637" calcext:value-type="float">
            <text:p>-1.767766953</text:p>
          </table:table-cell>
          <table:table-cell table:formula="of:=[.$H$4]*SIN([.$H$5]*[.J25])" office:value-type="float" office:value="1.76776695296637" calcext:value-type="float">
            <text:p>1.767766953</text:p>
          </table:table-cell>
          <table:table-cell table:formula="of:=[.D24]" office:value-type="float" office:value="0.600696190260351" calcext:value-type="float">
            <text:p>0.6006961903</text:p>
          </table:table-cell>
          <table:table-cell table:formula="of:=[.$H$5]*[.J25]-PI()" office:value-type="float" office:value="5.49778714378214" calcext:value-type="float">
            <text:p>5.4977871438</text:p>
          </table:table-cell>
          <table:table-cell table:number-columns-repeated="4"/>
          <table:table-cell table:formula="of:=[.$H$6]*FLOOR([.A25]/[.$H$6];1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H$4]*COS([.$H$5]*[.J26])" office:value-type="float" office:value="-2.5" calcext:value-type="float">
            <text:p>-2.5</text:p>
          </table:table-cell>
          <table:table-cell table:formula="of:=[.$H$4]*SIN([.$H$5]*[.J26])" office:value-type="float" office:value="9.18485099360515E-016" calcext:value-type="float">
            <text:p>9.18485099360515E-016</text:p>
          </table:table-cell>
          <table:table-cell table:formula="of:=[.$H$7]+[.$H$9]*RAND()" office:value-type="float" office:value="1.14968096446246" calcext:value-type="float">
            <text:p>1.1496809645</text:p>
          </table:table-cell>
          <table:table-cell table:formula="of:=[.$H$5]*[.J26]-PI()" office:value-type="float" office:value="6.28318530717959" calcext:value-type="float">
            <text:p>6.2831853072</text:p>
          </table:table-cell>
          <table:table-cell table:number-columns-repeated="4"/>
          <table:table-cell table:formula="of:=[.$H$6]*FLOOR([.A26]/[.$H$6];1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H$4]*COS([.$H$5]*[.J27])" office:value-type="float" office:value="-2.5" calcext:value-type="float">
            <text:p>-2.5</text:p>
          </table:table-cell>
          <table:table-cell table:formula="of:=[.$H$4]*SIN([.$H$5]*[.J27])" office:value-type="float" office:value="9.18485099360515E-016" calcext:value-type="float">
            <text:p>9.18485099360515E-016</text:p>
          </table:table-cell>
          <table:table-cell table:formula="of:=[.D26]" office:value-type="float" office:value="1.14968096446246" calcext:value-type="float">
            <text:p>1.1496809645</text:p>
          </table:table-cell>
          <table:table-cell table:formula="of:=[.$H$5]*[.J27]-PI()" office:value-type="float" office:value="6.28318530717959" calcext:value-type="float">
            <text:p>6.2831853072</text:p>
          </table:table-cell>
          <table:table-cell table:number-columns-repeated="4"/>
          <table:table-cell table:formula="of:=[.$H$6]*FLOOR([.A27]/[.$H$6];1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H$4]*COS([.$H$5]*[.J28])" office:value-type="float" office:value="-1.76776695296637" calcext:value-type="float">
            <text:p>-1.767766953</text:p>
          </table:table-cell>
          <table:table-cell table:formula="of:=[.$H$4]*SIN([.$H$5]*[.J28])" office:value-type="float" office:value="-1.76776695296637" calcext:value-type="float">
            <text:p>-1.767766953</text:p>
          </table:table-cell>
          <table:table-cell table:formula="of:=[.$H$7]+[.$H$9]*RAND()" office:value-type="float" office:value="0.769806108437479" calcext:value-type="float">
            <text:p>0.7698061084</text:p>
          </table:table-cell>
          <table:table-cell table:formula="of:=[.$H$5]*[.J28]-PI()" office:value-type="float" office:value="7.06858347057704" calcext:value-type="float">
            <text:p>7.0685834706</text:p>
          </table:table-cell>
          <table:table-cell table:number-columns-repeated="4"/>
          <table:table-cell table:formula="of:=[.$H$6]*FLOOR([.A28]/[.$H$6];1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H$4]*COS([.$H$5]*[.J29])" office:value-type="float" office:value="-1.76776695296637" calcext:value-type="float">
            <text:p>-1.767766953</text:p>
          </table:table-cell>
          <table:table-cell table:formula="of:=[.$H$4]*SIN([.$H$5]*[.J29])" office:value-type="float" office:value="-1.76776695296637" calcext:value-type="float">
            <text:p>-1.767766953</text:p>
          </table:table-cell>
          <table:table-cell table:formula="of:=[.D28]" office:value-type="float" office:value="0.769806108437479" calcext:value-type="float">
            <text:p>0.7698061084</text:p>
          </table:table-cell>
          <table:table-cell table:formula="of:=[.$H$5]*[.J29]-PI()" office:value-type="float" office:value="7.06858347057704" calcext:value-type="float">
            <text:p>7.0685834706</text:p>
          </table:table-cell>
          <table:table-cell table:number-columns-repeated="4"/>
          <table:table-cell table:formula="of:=[.$H$6]*FLOOR([.A29]/[.$H$6];1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H$4]*COS([.$H$5]*[.J30])" office:value-type="float" office:value="-1.07156594925393E-015" calcext:value-type="float">
            <text:p>-1.07156594925393E-015</text:p>
          </table:table-cell>
          <table:table-cell table:formula="of:=[.$H$4]*SIN([.$H$5]*[.J30])" office:value-type="float" office:value="-2.5" calcext:value-type="float">
            <text:p>-2.5</text:p>
          </table:table-cell>
          <table:table-cell table:formula="of:=[.$H$7]+[.$H$9]*RAND()" office:value-type="float" office:value="0.990550624392927" calcext:value-type="float">
            <text:p>0.9905506244</text:p>
          </table:table-cell>
          <table:table-cell table:formula="of:=[.$H$5]*[.J30]-PI()" office:value-type="float" office:value="7.85398163397448" calcext:value-type="float">
            <text:p>7.853981634</text:p>
          </table:table-cell>
          <table:table-cell table:number-columns-repeated="4"/>
          <table:table-cell table:formula="of:=[.$H$6]*FLOOR([.A30]/[.$H$6];1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H$4]*COS([.$H$5]*[.J31])" office:value-type="float" office:value="-1.07156594925393E-015" calcext:value-type="float">
            <text:p>-1.07156594925393E-015</text:p>
          </table:table-cell>
          <table:table-cell table:formula="of:=[.$H$4]*SIN([.$H$5]*[.J31])" office:value-type="float" office:value="-2.5" calcext:value-type="float">
            <text:p>-2.5</text:p>
          </table:table-cell>
          <table:table-cell table:formula="of:=[.D30]" office:value-type="float" office:value="0.990550624392927" calcext:value-type="float">
            <text:p>0.9905506244</text:p>
          </table:table-cell>
          <table:table-cell table:formula="of:=[.$H$5]*[.J31]-PI()" office:value-type="float" office:value="7.85398163397448" calcext:value-type="float">
            <text:p>7.853981634</text:p>
          </table:table-cell>
          <table:table-cell table:number-columns-repeated="4"/>
          <table:table-cell table:formula="of:=[.$H$6]*FLOOR([.A31]/[.$H$6];1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H$4]*COS([.$H$5]*[.J32])" office:value-type="float" office:value="1.76776695296637" calcext:value-type="float">
            <text:p>1.767766953</text:p>
          </table:table-cell>
          <table:table-cell table:formula="of:=[.$H$4]*SIN([.$H$5]*[.J32])" office:value-type="float" office:value="-1.76776695296637" calcext:value-type="float">
            <text:p>-1.767766953</text:p>
          </table:table-cell>
          <table:table-cell table:formula="of:=[.$H$7]+[.$H$9]*RAND()" office:value-type="float" office:value="1.06845267564058" calcext:value-type="float">
            <text:p>1.0684526756</text:p>
          </table:table-cell>
          <table:table-cell table:formula="of:=[.$H$5]*[.J32]-PI()" office:value-type="float" office:value="8.63937979737193" calcext:value-type="float">
            <text:p>8.6393797974</text:p>
          </table:table-cell>
          <table:table-cell table:number-columns-repeated="4"/>
          <table:table-cell table:formula="of:=[.$H$6]*FLOOR([.A32]/[.$H$6];1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H$4]*COS([.$H$5]*[.J33])" office:value-type="float" office:value="1.76776695296637" calcext:value-type="float">
            <text:p>1.767766953</text:p>
          </table:table-cell>
          <table:table-cell table:formula="of:=[.$H$4]*SIN([.$H$5]*[.J33])" office:value-type="float" office:value="-1.76776695296637" calcext:value-type="float">
            <text:p>-1.767766953</text:p>
          </table:table-cell>
          <table:table-cell table:formula="of:=[.D32]" office:value-type="float" office:value="1.06845267564058" calcext:value-type="float">
            <text:p>1.0684526756</text:p>
          </table:table-cell>
          <table:table-cell table:formula="of:=[.$H$5]*[.J33]-PI()" office:value-type="float" office:value="8.63937979737193" calcext:value-type="float">
            <text:p>8.6393797974</text:p>
          </table:table-cell>
          <table:table-cell table:number-columns-repeated="4"/>
          <table:table-cell table:formula="of:=[.$H$6]*FLOOR([.A33]/[.$H$6];1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H$4]*COS([.$H$5]*[.J34])" office:value-type="float" office:value="2.5" calcext:value-type="float">
            <text:p>2.5</text:p>
          </table:table-cell>
          <table:table-cell table:formula="of:=[.$H$4]*SIN([.$H$5]*[.J34])" office:value-type="float" office:value="-1.22464679914735E-015" calcext:value-type="float">
            <text:p>-1.22464679914735E-015</text:p>
          </table:table-cell>
          <table:table-cell table:formula="of:=[.$H$7]+[.$H$9]*RAND()" office:value-type="float" office:value="1.37468853015453" calcext:value-type="float">
            <text:p>1.3746885302</text:p>
          </table:table-cell>
          <table:table-cell table:formula="of:=[.$H$5]*[.J34]-PI()" office:value-type="float" office:value="9.42477796076938" calcext:value-type="float">
            <text:p>9.4247779608</text:p>
          </table:table-cell>
          <table:table-cell table:number-columns-repeated="4"/>
          <table:table-cell table:formula="of:=[.$H$6]*FLOOR([.A34]/[.$H$6];1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H$4]*COS([.$H$5]*[.J35])" office:value-type="float" office:value="2.5" calcext:value-type="float">
            <text:p>2.5</text:p>
          </table:table-cell>
          <table:table-cell table:formula="of:=[.$H$4]*SIN([.$H$5]*[.J35])" office:value-type="float" office:value="-1.22464679914735E-015" calcext:value-type="float">
            <text:p>-1.22464679914735E-015</text:p>
          </table:table-cell>
          <table:table-cell table:formula="of:=[.D34]" office:value-type="float" office:value="1.37468853015453" calcext:value-type="float">
            <text:p>1.3746885302</text:p>
          </table:table-cell>
          <table:table-cell table:formula="of:=[.$H$5]*[.J35]-PI()" office:value-type="float" office:value="9.42477796076938" calcext:value-type="float">
            <text:p>9.4247779608</text:p>
          </table:table-cell>
          <table:table-cell table:number-columns-repeated="4"/>
          <table:table-cell table:formula="of:=[.$H$6]*FLOOR([.A35]/[.$H$6];1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H$4]*COS([.$H$5]*[.J36])" office:value-type="float" office:value="1.76776695296637" calcext:value-type="float">
            <text:p>1.767766953</text:p>
          </table:table-cell>
          <table:table-cell table:formula="of:=[.$H$4]*SIN([.$H$5]*[.J36])" office:value-type="float" office:value="1.76776695296637" calcext:value-type="float">
            <text:p>1.767766953</text:p>
          </table:table-cell>
          <table:table-cell table:formula="of:=[.$H$7]+[.$H$9]*RAND()" office:value-type="float" office:value="0.675437009334564" calcext:value-type="float">
            <text:p>0.6754370093</text:p>
          </table:table-cell>
          <table:table-cell table:formula="of:=[.$H$5]*[.J36]-PI()" office:value-type="float" office:value="10.2101761241668" calcext:value-type="float">
            <text:p>10.2101761242</text:p>
          </table:table-cell>
          <table:table-cell table:number-columns-repeated="4"/>
          <table:table-cell table:formula="of:=[.$H$6]*FLOOR([.A36]/[.$H$6];1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H$4]*COS([.$H$5]*[.J37])" office:value-type="float" office:value="1.76776695296637" calcext:value-type="float">
            <text:p>1.767766953</text:p>
          </table:table-cell>
          <table:table-cell table:formula="of:=[.$H$4]*SIN([.$H$5]*[.J37])" office:value-type="float" office:value="1.76776695296637" calcext:value-type="float">
            <text:p>1.767766953</text:p>
          </table:table-cell>
          <table:table-cell table:formula="of:=[.D36]" office:value-type="float" office:value="0.675437009334564" calcext:value-type="float">
            <text:p>0.6754370093</text:p>
          </table:table-cell>
          <table:table-cell table:formula="of:=[.$H$5]*[.J37]-PI()" office:value-type="float" office:value="10.2101761241668" calcext:value-type="float">
            <text:p>10.2101761242</text:p>
          </table:table-cell>
          <table:table-cell table:number-columns-repeated="4"/>
          <table:table-cell table:formula="of:=[.$H$6]*FLOOR([.A37]/[.$H$6];1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H$4]*COS([.$H$5]*[.J38])" office:value-type="float" office:value="1.37772764904077E-015" calcext:value-type="float">
            <text:p>1.37772764904077E-015</text:p>
          </table:table-cell>
          <table:table-cell table:formula="of:=[.$H$4]*SIN([.$H$5]*[.J38])" office:value-type="float" office:value="2.5" calcext:value-type="float">
            <text:p>2.5</text:p>
          </table:table-cell>
          <table:table-cell table:formula="of:=[.$H$7]+[.$H$9]*RAND()" office:value-type="float" office:value="0.615382997132838" calcext:value-type="float">
            <text:p>0.6153829971</text:p>
          </table:table-cell>
          <table:table-cell table:formula="of:=[.$H$5]*[.J38]-PI()" office:value-type="float" office:value="10.9955742875643" calcext:value-type="float">
            <text:p>10.9955742876</text:p>
          </table:table-cell>
          <table:table-cell table:number-columns-repeated="4"/>
          <table:table-cell table:formula="of:=[.$H$6]*FLOOR([.A38]/[.$H$6];1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H$4]*COS([.$H$5]*[.J39])" office:value-type="float" office:value="1.37772764904077E-015" calcext:value-type="float">
            <text:p>1.37772764904077E-015</text:p>
          </table:table-cell>
          <table:table-cell table:formula="of:=[.$H$4]*SIN([.$H$5]*[.J39])" office:value-type="float" office:value="2.5" calcext:value-type="float">
            <text:p>2.5</text:p>
          </table:table-cell>
          <table:table-cell table:formula="of:=[.D38]" office:value-type="float" office:value="0.615382997132838" calcext:value-type="float">
            <text:p>0.6153829971</text:p>
          </table:table-cell>
          <table:table-cell table:formula="of:=[.$H$5]*[.J39]-PI()" office:value-type="float" office:value="10.9955742875643" calcext:value-type="float">
            <text:p>10.9955742876</text:p>
          </table:table-cell>
          <table:table-cell table:number-columns-repeated="4"/>
          <table:table-cell table:formula="of:=[.$H$6]*FLOOR([.A39]/[.$H$6];1)"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11:52:50.506908132</dc:date>
    <meta:generator>LibreOffice/4.2.8.2$Linux_X86_64 LibreOffice_project/420m0$Build-2</meta:generator>
    <meta:editing-duration>PT1H7M24S</meta:editing-duration>
    <meta:editing-cycles>5</meta:editing-cycles>
    <meta:document-statistic meta:table-count="1" meta:cell-count="247" meta:object-count="0"/>
  </office:meta>
</office:document-meta>
</file>